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124f76"/>
    </style:style>
    <style:style style:name="P3" style:family="paragraph" style:parent-style-name="Text_20_body">
      <style:text-properties fo:color="#000000" loext:opacity="100%" style:font-name="Liberation Mono" fo:font-size="14pt" style:font-size-asian="14pt" style:font-size-complex="14pt"/>
    </style:style>
    <style:style style:name="P4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Mono" fo:font-size="14pt" fo:font-weight="bold" officeooo:rsid="00124f76" officeooo:paragraph-rsid="00124f76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2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Mono" fo:font-size="14pt" fo:font-weight="normal" officeooo:rsid="00124f76" officeooo:paragraph-rsid="00124f76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2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Mono" fo:font-size="14pt" officeooo:paragraph-rsid="00124f76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Liberation Mono" fo:font-size="14pt" officeooo:rsid="00124f76" officeooo:paragraph-rsid="00124f76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Liberation Mono" fo:font-size="14pt" officeooo:rsid="00124f76" officeooo:paragraph-rsid="00124f76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4pt" officeooo:rsid="00124f76" officeooo:paragraph-rsid="00124f76" style:font-size-asian="14pt" style:font-size-complex="14pt"/>
    </style:style>
    <style:style style:name="P10" style:family="paragraph" style:parent-style-name="Text_20_body">
      <style:paragraph-properties fo:text-align="start" style:justify-single-word="false"/>
      <style:text-properties style:font-name="Liberation Mono" fo:font-size="14pt" officeooo:rsid="00124f76" officeooo:paragraph-rsid="00124f76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4pt" officeooo:paragraph-rsid="00124f76" style:font-size-asian="14pt" style:font-size-complex="14pt"/>
    </style:style>
    <style:style style:name="P12" style:family="paragraph" style:parent-style-name="Text_20_body">
      <style:text-properties style:font-name="Liberation Mono" fo:font-size="14pt" style:font-size-asian="14pt" style:font-size-complex="14pt"/>
    </style:style>
    <style:style style:name="P13" style:family="paragraph" style:parent-style-name="Text_20_body">
      <style:text-properties style:font-name="Liberation Mono" fo:font-size="14pt" officeooo:paragraph-rsid="00124f76" style:font-size-asian="14pt" style:font-size-complex="14pt"/>
    </style:style>
    <style:style style:name="P14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Mono" fo:font-size="14pt" fo:font-weight="normal" officeooo:rsid="00124f76" officeooo:paragraph-rsid="00124f76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officeooo:rsid="00124f76" officeooo:paragraph-rsid="00124f76"/>
    </style:style>
    <style:style style:name="P16" style:family="paragraph" style:parent-style-name="Standard">
      <style:paragraph-properties fo:line-height="12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Mono" fo:font-size="14pt" fo:font-weight="normal" officeooo:rsid="00124f76" officeooo:paragraph-rsid="00124f76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8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0d59ae" style:font-size-asian="14pt" style:font-size-complex="14pt"/>
    </style:style>
    <style:style style:name="P19" style:family="paragraph" style:parent-style-name="Standard">
      <style:paragraph-properties fo:line-height="12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20" style:family="paragraph" style:parent-style-name="Standard">
      <style:paragraph-properties fo:line-height="12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159fc2" style:font-size-asian="14pt" style:font-size-complex="14pt"/>
    </style:style>
    <style:style style:name="P21" style:family="paragraph" style:parent-style-name="Standard">
      <style:paragraph-properties fo:line-height="120%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22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rsid="00124f76" officeooo:paragraph-rsid="00124f76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Liberation Mono" fo:font-size="14pt" officeooo:rsid="00124f76" officeooo:paragraph-rsid="00124f76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Liberation Mono" fo:font-size="14pt" officeooo:rsid="00124f76" officeooo:paragraph-rsid="00124f76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Liberation Mono" fo:font-size="14pt" officeooo:paragraph-rsid="00124f76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Liberation Mono" fo:font-size="14pt" officeooo:paragraph-rsid="00124f76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Liberation Mono" fo:font-size="14pt" officeooo:rsid="00132577" officeooo:paragraph-rsid="00132577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officeooo:paragraph-rsid="00124f76"/>
    </style:style>
    <style:style style:name="P29" style:family="paragraph" style:parent-style-name="Standard">
      <style:paragraph-properties fo:text-align="center" style:justify-single-word="false"/>
      <style:text-properties officeooo:rsid="00124f76" officeooo:paragraph-rsid="00124f76"/>
    </style:style>
    <style:style style:name="P30" style:family="paragraph" style:parent-style-name="Standard">
      <style:paragraph-properties fo:text-align="start" style:justify-single-word="false"/>
      <style:text-properties officeooo:rsid="00124f76" officeooo:paragraph-rsid="00124f76"/>
    </style:style>
    <style:style style:name="P31" style:family="paragraph" style:parent-style-name="Standard">
      <style:paragraph-properties fo:text-align="start" style:justify-single-word="false" fo:break-before="page"/>
      <style:text-properties style:font-name="Liberation Serif" fo:font-size="14pt" officeooo:paragraph-rsid="00159fc2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4pt" fo:font-weight="normal" officeooo:paragraph-rsid="00159fc2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9018a" officeooo:paragraph-rsid="00159fc2" style:font-size-asian="14pt" style:font-weight-asian="normal" style:font-size-complex="14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fo:font-size="14pt" officeooo:paragraph-rsid="00159fc2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fo:font-size="14pt" officeooo:rsid="00188d82" officeooo:paragraph-rsid="00159fc2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fo:font-size="14pt" officeooo:rsid="001e8555" officeooo:paragraph-rsid="00159fc2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fo:font-size="14pt" officeooo:rsid="001fa776" officeooo:paragraph-rsid="00159fc2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" fo:font-size="14pt" officeooo:rsid="0019018a" officeooo:paragraph-rsid="00159fc2" style:font-size-asian="14pt" style:font-size-complex="14pt"/>
    </style:style>
    <style:style style:name="P39" style:family="paragraph" style:parent-style-name="Text_20_body" style:list-style-name="L1"/>
    <style:style style:name="P40" style:family="paragraph" style:parent-style-name="Text_20_body" style:list-style-name="L1">
      <style:paragraph-properties fo:margin-top="0cm" fo:margin-bottom="0cm" style:contextual-spacing="false"/>
    </style:style>
    <style:style style:name="P41" style:family="paragraph" style:parent-style-name="Text_20_body" style:list-style-name="L2"/>
    <style:style style:name="P42" style:family="paragraph" style:parent-style-name="Text_20_body" style:list-style-name="L2">
      <style:paragraph-properties fo:margin-top="0cm" fo:margin-bottom="0cm" style:contextual-spacing="false"/>
    </style:style>
    <style:style style:name="P43" style:family="paragraph" style:parent-style-name="Text_20_body" style:list-style-name="L3"/>
    <style:style style:name="P44" style:family="paragraph" style:parent-style-name="Text_20_body" style:list-style-name="L3">
      <style:paragraph-properties fo:margin-top="0cm" fo:margin-bottom="0cm" style:contextual-spacing="false"/>
    </style:style>
    <style:style style:name="P45" style:family="paragraph" style:parent-style-name="Text_20_body">
      <style:paragraph-properties fo:text-align="start" style:justify-single-word="false"/>
      <style:text-properties style:font-name="Liberation Mono" fo:font-size="14pt" fo:font-weight="normal" officeooo:rsid="00124f76" officeooo:paragraph-rsid="00124f76" style:font-size-asian="14pt" style:font-weight-asian="normal" style:font-size-complex="14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officeooo:paragraph-rsid="00124f76"/>
    </style:style>
    <style:style style:name="T1" style:family="text">
      <style:text-properties fo:font-size="14pt" officeooo:rsid="00124f76" style:font-size-asian="14pt" style:font-size-complex="14pt"/>
    </style:style>
    <style:style style:name="T2" style:family="text">
      <style:text-properties fo:font-size="14pt" fo:font-weight="bold" officeooo:rsid="00124f76" style:font-size-asian="14pt" style:font-weight-asian="bold" style:font-size-complex="14pt" style:font-weight-complex="bold"/>
    </style:style>
    <style:style style:name="T3" style:family="text">
      <style:text-properties officeooo:rsid="00124f7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4f76" style:font-weight-asian="bold" style:font-weight-complex="bold"/>
    </style:style>
    <style:style style:name="T6" style:family="text">
      <style:text-properties fo:font-weight="bold" officeooo:rsid="001c241a" style:font-weight-asian="bold" style:font-weight-complex="bold"/>
    </style:style>
    <style:style style:name="T7" style:family="text">
      <style:text-properties fo:font-weight="bold" officeooo:rsid="001e8555" style:font-weight-asian="bold" style:font-weight-complex="bold"/>
    </style:style>
    <style:style style:name="T8" style:family="text">
      <style:text-properties fo:font-weight="bold" officeooo:rsid="001df182" style:font-weight-asian="bold" style:font-weight-complex="bold"/>
    </style:style>
    <style:style style:name="T9" style:family="text">
      <style:text-properties fo:font-weight="bold" officeooo:rsid="002138a7" style:font-weight-asian="bold" style:font-weight-complex="bold"/>
    </style:style>
    <style:style style:name="T10" style:family="text">
      <style:text-properties fo:language="en" fo:country="US" fo:font-weight="bold" officeooo:rsid="00124f76" style:font-weight-asian="bold" style:font-weight-complex="bold"/>
    </style:style>
    <style:style style:name="T11" style:family="text">
      <style:text-properties fo:language="en" fo:country="US" fo:font-weight="bold" officeooo:rsid="00159fc2" style:font-weight-asian="bold" style:font-weight-complex="bold"/>
    </style:style>
    <style:style style:name="T12" style:family="text">
      <style:text-properties fo:language="en" fo:country="US" officeooo:rsid="000d59ae"/>
    </style:style>
    <style:style style:name="T13" style:family="text">
      <style:text-properties fo:language="en" fo:country="US" officeooo:rsid="00124f76"/>
    </style:style>
    <style:style style:name="T14" style:family="text">
      <style:text-properties officeooo:rsid="000d59a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24f76" style:font-weight-asian="normal" style:font-weight-complex="normal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fo:font-weight="normal" style:font-weight-asian="normal" style:font-weight-complex="normal"/>
    </style:style>
    <style:style style:name="T19" style:family="text">
      <style:text-properties fo:color="#000000" loext:opacity="100%" fo:font-weight="normal" officeooo:rsid="00124f76" style:font-weight-asian="normal" style:font-weight-complex="normal"/>
    </style:style>
    <style:style style:name="T20" style:family="text">
      <style:text-properties fo:color="#000000" loext:opacity="100%" style:font-name="Liberation Mono"/>
    </style:style>
    <style:style style:name="T21" style:family="text">
      <style:text-properties fo:color="#000000" loext:opacity="100%" style:font-name="Liberation Mono" fo:font-weight="normal" style:font-weight-asian="normal" style:font-weight-complex="normal"/>
    </style:style>
    <style:style style:name="T22" style:family="text">
      <style:text-properties fo:color="#000000" loext:opacity="100%" style:font-name="Liberation Mono" fo:font-weight="normal" officeooo:rsid="00124f76" style:font-weight-asian="normal" style:font-weight-complex="normal"/>
    </style:style>
    <style:style style:name="T23" style:family="text">
      <style:text-properties fo:color="#000000" loext:opacity="100%" style:font-name="Liberation Mono" fo:font-size="14pt" style:font-size-asian="14pt" style:font-size-complex="14pt"/>
    </style:style>
    <style:style style:name="T24" style:family="text">
      <style:text-properties fo:color="#000000" loext:opacity="100%" style:font-name="Liberation Mono" fo:font-size="14pt" officeooo:rsid="00124f76" style:font-size-asian="14pt" style:font-size-complex="14pt"/>
    </style:style>
    <style:style style:name="T25" style:family="text">
      <style:text-properties fo:color="#000000" loext:opacity="100%" style:font-name="Liberation Mono" fo:font-size="14pt" fo:font-weight="normal" officeooo:rsid="00124f76" style:font-size-asian="14pt" style:font-weight-asian="normal" style:font-size-complex="14pt" style:font-weight-complex="normal"/>
    </style:style>
    <style:style style:name="T26" style:family="text">
      <style:text-properties style:font-name="Liberation Mono" fo:font-size="14pt" style:font-size-asian="14pt" style:font-size-complex="14pt"/>
    </style:style>
    <style:style style:name="T27" style:family="text">
      <style:text-properties style:font-name="Liberation Mono" fo:font-size="14pt" officeooo:rsid="00124f76" style:font-size-asian="14pt" style:font-size-complex="14pt"/>
    </style:style>
    <style:style style:name="T28" style:family="text">
      <style:text-properties style:font-name="Liberation Mono" fo:font-size="14pt" fo:font-weight="normal" style:font-size-asian="14pt" style:font-weight-asian="normal" style:font-size-complex="14pt" style:font-weight-complex="normal"/>
    </style:style>
    <style:style style:name="T29" style:family="text">
      <style:text-properties style:font-name="Liberation Mono" fo:font-size="14pt" fo:font-weight="normal" officeooo:rsid="00124f76" style:font-size-asian="14pt" style:font-weight-asian="normal" style:font-size-complex="14pt" style:font-weight-complex="normal"/>
    </style:style>
    <style:style style:name="T30" style:family="text">
      <style:text-properties style:font-name="Liberation Mono" fo:font-size="14pt" fo:font-weight="bold" officeooo:rsid="00124f76" style:font-size-asian="14pt" style:font-weight-asian="bold" style:font-size-complex="14pt" style:font-weight-complex="bold"/>
    </style:style>
    <style:style style:name="T31" style:family="text">
      <style:text-properties officeooo:rsid="00188d82"/>
    </style:style>
    <style:style style:name="T32" style:family="text">
      <style:text-properties officeooo:rsid="001fa776"/>
    </style:style>
    <style:style style:name="T33" style:family="text">
      <style:text-properties officeooo:rsid="002138a7"/>
    </style:style>
    <style:style style:name="T34" style:family="text">
      <style:text-properties officeooo:rsid="001b37d3"/>
    </style:style>
    <style:style style:name="T35" style:family="text">
      <style:text-properties officeooo:rsid="00159fc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ИНИСТЕРСТВО НАУКИ И ВЫСШЕГО ОБРАЗОВАНИЯ<text:line-break/>РОССИЙСКОЙ ФЕДЕРАЦИИ</text:p>
      <text:p text:style-name="P17">Федеральное государственное автономное образовательное учреждение <text:line-break/>высшего образования</text:p>
      <text:p text:style-name="P17">«КРЫМСКИЙ ФЕДЕРАЛЬНЫЙ УНИВЕРСИТЕТ им. В. И. ВЕРНАДСКОГО»</text:p>
      <text:p text:style-name="P17">ФИЗИКО-ТЕХНИЧЕСКИЙ ИНСТИТУТ</text:p>
      <text:p text:style-name="P17">Кафедра компьютерной инженерии и моделирования</text:p>
      <text:p text:style-name="P17"/>
      <text:p text:style-name="P17"/>
      <text:p text:style-name="P17"/>
      <text:p text:style-name="P21"/>
      <text:p text:style-name="P17"><text:span text:style-name="T4">ОТЧЕТ ПО ПРАКТИЧЕСКОМУ ЗАДАНИЮ №</text:span><text:span text:style-name="T11">1</text:span></text:p>
      <text:p text:style-name="P17"><text:span text:style-name="T4"/></text:p>
      <text:p text:style-name="P17"/>
      <text:p text:style-name="P17"/>
      <text:p text:style-name="P17"/>
      <text:p text:style-name="P17">Практическая работа</text:p>
      <text:p text:style-name="P17">по дисциплине «Основы информационной безопасности» </text:p>
      <text:p text:style-name="P17">студента <text:span text:style-name="T35">3</text:span> курса группы <text:span text:style-name="T14">ИВТ</text:span>-б-о-2<text:span text:style-name="T3">22</text:span><text:span text:style-name="T12">(</text:span><text:span text:style-name="T13">2</text:span><text:span text:style-name="T12">)</text:span></text:p>
      <text:p text:style-name="P22">Чудопалова Богдана Андреевича</text:p>
      <text:p text:style-name="P17"/>
      <text:p text:style-name="P18"><text:s/>09.03.0<text:span text:style-name="T3">1</text:span> «<text:span text:style-name="T3">Информатика и вычислительная техника</text:span>» </text:p>
      <text:p text:style-name="P17"/>
      <text:p text:style-name="P17"/>
      <text:p text:style-name="P21"/>
      <text:p text:style-name="P21"/>
      <text:p text:style-name="P17"/>
      <text:p text:style-name="P17"/>
      <text:p text:style-name="P17"/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20">Симферополь, <text:span text:style-name="T3">2024</text:span></text:p>
      <text:p text:style-name="P31"><text:span text:style-name="T3"><text:s text:c="2"/></text:span><text:span text:style-name="T5"><text:tab/>Рейтинг компаний в области ИБ на рынке РФ, исходя из выручки</text:span>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34">№</text:p>
          </table:table-cell>
          <table:table-cell table:style-name="Таблица1.A1" office:value-type="string">
            <text:p text:style-name="P34">Название</text:p>
          </table:table-cell>
          <table:table-cell table:style-name="Таблица1.A1" office:value-type="string">
            <text:p text:style-name="P34">Выручка в <text:span text:style-name="T31">2023</text:span></text:p>
          </table:table-cell>
          <table:table-cell table:style-name="Таблица1.D1" office:value-type="string">
            <text:p text:style-name="P34">Специализация</text:p>
          </table:table-cell>
        </table:table-row>
        <table:table-row>
          <table:table-cell table:style-name="Таблица1.A2" office:value-type="string">
            <text:p text:style-name="P35">1</text:p>
          </table:table-cell>
          <table:table-cell table:style-name="Таблица1.A2" office:value-type="string">
            <text:p text:style-name="P34">Лаборатория Касперского</text:p>
          </table:table-cell>
          <table:table-cell table:style-name="Таблица1.A2" office:value-type="string">
            <text:p text:style-name="P35">47.7 млрд. руб.</text:p>
          </table:table-cell>
          <table:table-cell table:style-name="Таблица1.D2" office:value-type="string">
            <text:p text:style-name="P34">Вендор</text:p>
          </table:table-cell>
        </table:table-row>
        <table:table-row>
          <table:table-cell table:style-name="Таблица1.A2" office:value-type="string">
            <text:p text:style-name="P36">2</text:p>
          </table:table-cell>
          <table:table-cell table:style-name="Таблица1.A2" office:value-type="string">
            <text:p text:style-name="P37">Softline</text:p>
          </table:table-cell>
          <table:table-cell table:style-name="Таблица1.A2" office:value-type="string">
            <text:p text:style-name="P35">2<text:span text:style-name="T32">3</text:span>.<text:span text:style-name="T32">6</text:span> млрд. руб.</text:p>
          </table:table-cell>
          <table:table-cell table:style-name="Таблица1.D2" office:value-type="string">
            <text:p text:style-name="P35">Вендор</text:p>
          </table:table-cell>
        </table:table-row>
        <table:table-row>
          <table:table-cell table:style-name="Таблица1.A2" office:value-type="string">
            <text:p text:style-name="P37">3</text:p>
          </table:table-cell>
          <table:table-cell table:style-name="Таблица1.A2" office:value-type="string">
            <text:p text:style-name="P35">Positive Technologies</text:p>
          </table:table-cell>
          <table:table-cell table:style-name="Таблица1.A2" office:value-type="string">
            <text:p text:style-name="P35">22.2 млрд. руб.</text:p>
          </table:table-cell>
          <table:table-cell table:style-name="Таблица1.D2" office:value-type="string">
            <text:p text:style-name="P35">Вендор</text:p>
          </table:table-cell>
        </table:table-row>
        <table:table-row>
          <table:table-cell table:style-name="Таблица1.A2" office:value-type="string">
            <text:p text:style-name="P37">4</text:p>
          </table:table-cell>
          <table:table-cell table:style-name="Таблица1.A2" office:value-type="string">
            <text:p text:style-name="P34">Солар</text:p>
          </table:table-cell>
          <table:table-cell table:style-name="Таблица1.A2" office:value-type="string">
            <text:p text:style-name="P38">17.3 млрд. руб.</text:p>
          </table:table-cell>
          <table:table-cell table:style-name="Таблица1.D2" office:value-type="string">
            <text:p text:style-name="P34">Вендор, интегратор</text:p>
          </table:table-cell>
        </table:table-row>
        <table:table-row>
          <table:table-cell table:style-name="Таблица1.A2" office:value-type="string">
            <text:p text:style-name="P37">5</text:p>
          </table:table-cell>
          <table:table-cell table:style-name="Таблица1.A2" office:value-type="string">
            <text:p text:style-name="P35">Код безопасность</text:p>
          </table:table-cell>
          <table:table-cell table:style-name="Таблица1.A2" office:value-type="string">
            <text:p text:style-name="P38">9.2 млрд. руб.</text:p>
          </table:table-cell>
          <table:table-cell table:style-name="Таблица1.D2" office:value-type="string">
            <text:p text:style-name="P35">Интегратор</text:p>
          </table:table-cell>
        </table:table-row>
      </table:table>
      <text:p text:style-name="P32">Краткая характеристика каждой из компаний:</text:p>
      <text:p text:style-name="P33"><text:span text:style-name="T6">1. </text:span><text:span text:style-name="T4">Компания "Лаборатория Касперского" </text:span>— один из крупнейших производителей антивирусного программного обеспечения и решений в области кибербезопасности. Основана в 1997 году и имеет штаб-квартиру в Москве, Россия. Основное направление компании — защита от вирусов, вредоносного ПО, шпионских программ и других киберугроз. Включает в себя как программные решения, так и услуги по управлению безопасностью. Основные проекты и продукты: Kaspersky Anti-Virus, Kaspersky Endpoint Security - <text:span text:style-name="T33">р</text:span>ешение для защиты корпоративных компьютеров и мобильных устройств, Kaspersky Security for Business - комплексные решения для защиты малого и среднего бизнеса, включая защиту серверов, рабочих станций и мобильных устройств. Kaspersky Cybersecurity Lab - исследовательская лаборатория, которая занимается изучением новых угроз и уязвимостей, разработкой новых технологий защиты и сотрудничеством с другими организациями в области кибербезопасности. Global Research and Analysis Team (GreAT<text:span text:style-name="T34">) - к</text:span>оманда исследователей и аналитиков, которая фокусируется на изучении и анализе киберугроз и крупных кибератак по всему миру.</text:p>
      <text:p text:style-name="P33"><text:span text:style-name="T7">2</text:span><text:span text:style-name="T6">. </text:span><text:span text:style-name="T4">Компания Positive Technologies</text:span> — российская компания, специализирующаяся на кибербезопасности и информационных технологиях. Основное направление деятельности компании — разработка решений для защиты информационных систем и сетей от киберугроз, включая вредоносные программы, хакерские атаки и внутренние угрозы.</text:p>
      <text:p text:style-name="P33">Основные проекты и продукты: PT Network Attack Discovery (PT NAD) - решение для обнаружения и анализа сетевых атак. PT Application Firewall (PT AFW) - система веб-защиты, которая обеспечивает защиту веб-приложений от различных типов атак. PT Industrial Security (PT IS) - решение для обеспечения безопасности промышленных систем управления (ICS/SCADA). Помогает защитить критическую инфраструктуру от киберугроз и атак на системы управления производственными процессами. PT XDR (Extended Detection and Response) - платформа для расширенного обнаружения и реагирования на угрозы, которая объединяет данные из различных источников, таких как сети, конечные устройства и облачные сервисы, для обеспечения комплексной <text:soft-page-break/>защиты. PT Sandbox - система для анализа подозрительных файлов и программ в изолированной среде (песочнице), что позволяет выявлять новые и неизвестные угрозы без риска для основной системы.</text:p>
      <text:p text:style-name="P33"><text:span text:style-name="T7">3</text:span><text:span text:style-name="T8">. </text:span><text:span text:style-name="T4">Компания Солар (Solar Security) </text:span>— российская компания, специализирующаяся на решениях в области информационной безопасности и управления ИТ-инфраструктурой. Основное направление компании - предоставление решений и услуг для защиты информационных систем от различных угроз, таких как вирусы, хакерские атаки, шпионские программы и внутренние угрозы. Также компания проводит аудит и консалтинг - Солар проводит аудит информационной безопасности, оценивает уязвимости и разрабатывает рекомендации по улучшению защиты и соответствию нормативным требованиям.</text:p>
      <text:p text:style-name="P33">Основные проекты и продукты: Solar Security - флагманский продукт компании, комплексное решение для защиты от киберугроз, включающее в себя средства для обнаружения и предотвращения атак, защиту от вредоносного ПО, системы для мониторинга и анализа безопасности. Solar Firewall - решение для защиты сети, которое включает в себя функции фильтрации трафика, управления доступом и обнаружения вторжений. Обеспечивает защиту от внешних атак и угроз.</text:p>
      <text:p text:style-name="P33"><text:span text:style-name="T7">4</text:span><text:span text:style-name="T8">. </text:span><text:span text:style-name="T4">Компания Код Безопасность </text:span>— российская компания, специализирующаяся на решениях в области информационной безопасности и защиты данных. Основное внимание уделяется разработке программных решений, обеспечивающих безопасность корпоративных и государственных ИТ-инфраструктур. Основное направление деятельности компании включает разработку и внедрение решений для защиты от киберугроз, таких как вирусы, атаки и утечки данных. Основные проекты и продукты:</text:p>
      <text:p text:style-name="P33">Код Секьюрити (Code Security) - комплексное решение для защиты информационных систем от угроз, включая антивирусные технологии, средства обнаружения и предотвращения атак, а также системы мониторинга и анализа угроз. Код Шифрование (Code Encryption) - решение для защиты данных через шифрование. Включает в себя как симметричное, так и асимметричное шифрование для обеспечения конфиденциальности и целостности данных.</text:p>
      <text:p text:style-name="P33">Код SIEM (Code SIEM) - решение для управления информацией о безопасности и событиями, которое позволяет собирать и анализировать данные о событиях безопасности для своевременного реагирования на инциденты.</text:p>
      <text:p text:style-name="P33"><text:span text:style-name="T9">5. </text:span><text:span text:style-name="T4">Компания Softline</text:span> — это крупный российский интегратор ИТ-решений и услуг, работающий в области информационных технологий и цифровых решений, компания основана в 1993 году. Решения в области кибербезопасности от Softline:</text:p>
      <text:p text:style-name="P33">Защита от внешних угроз - решения для защиты от атак: Softline предлагает инструменты для предотвращения внешних угроз, таких как DDoS-атаки, фишинг и вредоносные программы. Эти решения помогают защитить корпоративные сети и данные от злоумышленников.</text:p>
      <text:p text:style-name="P33"><text:span text:style-name="T3">Управление уязвимостями - Softline предоставляет решения для выявления и оценки уязвимостей в ИТ-инфраструктуре, что позволяет своевременно </text:span><text:soft-page-break/><text:span text:style-name="T3">принимать меры по устранению потенциальных угроз. Обнаружение и реагирование на угрозы (EDR) - системы EDR (Endpoint Detection and Response) - эти системы помогают в мониторинге, обнаружении и реагировании на инциденты безопасности на конечных устройствах, таких как рабочие станции и серверы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7cm" fo:margin-right="0.284cm" fo:margin-top="0cm" fo:margin-bottom="0.392cm" style:contextual-spacing="false" fo:hyphenation-ladder-count="no-limit" fo:text-indent="0cm" style:auto-text-indent="false" fo:keep-with-next="always"/>
      <style:text-properties fo:font-size="14pt" style:font-size-asian="14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Заголовок_20_2_20_Знак" style:display-name="Заголовок 2 Знак" style:family="text" style:parent-style-name="Default_20_Paragraph_20_Font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03:27:45.166648239</meta:creation-date>
    <dc:language>en-US</dc:language>
    <meta:editing-cycles>1</meta:editing-cycles>
    <meta:editing-duration>P0D</meta:editing-duration>
    <meta:generator>LibreOffice/24.2.6.2$Linux_X86_64 LibreOffice_project/8e9a753d9daaea75c34b417ba1bdf556bf2fc5b3</meta:generator>
    <meta:document-statistic meta:table-count="1" meta:image-count="0" meta:object-count="0" meta:page-count="4" meta:paragraph-count="49" meta:word-count="783" meta:character-count="6157" meta:non-whitespace-character-count="5408"/>
    <meta:template xlink:type="simple" xlink:actuate="onRequest" xlink:title="Normal.dotm" xlink:href=""/>
  </office:meta>
</office:document-meta>
</file>